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werkplan</text:p>
      <text:p text:style-name="Normal">Data-invoer en voorbereiding:<text:s/></text:p>
      <text:p text:style-name="Normal">Inlezen van de HLA-typeringsgegevens van donor en ontvanger en eventuele aanvullende klinische gegevens die relevant zijn voor transplantatieresultaten.</text:p>
      <text:p text:style-name="Normal">Stap 1: Data-invoer en voorbereiding</text:p>
      <text:p text:style-name="Normal">Stel dat je HLA-typeringsgegevens hebt in een dataframe genaamd 'hla_data'</text:p>
      <text:p text:style-name="Normal">en klinische gegevens hebt in een dataframe genaamd 'clinical_data'</text:p>
      <text:p text:style-name="Normal"/>
      <text:p text:style-name="Normal">Inlezen van HLA-typeringsgegevens</text:p>
      <text:p text:style-name="Normal">#hla_data &lt;- read.csv("hla_typering.csv")</text:p>
      <text:p text:style-name="Normal">Inlezen van klinische gegevens</text:p>
      <text:p text:style-name="Normal">#clinical_data &lt;- read.csv("klinische_gegevens.csv")</text:p>
      <text:p text:style-name="Normal"/>
      <text:p text:style-name="Normal"/>
      <text:p text:style-name="Normal"># HLA-matching berekenen:<text:s/></text:p>
      <text:p text:style-name="Normal">Berekenen van de mate van HLA-matching tussen donor en ontvanger op basis van hun HLA-allelen.</text:p>
      <text:p text:style-name="Normal">Stap 2: HLA-matching berekenen</text:p>
      <text:p text:style-name="Normal">Hier gaan we de mate van HLA-matching berekenen tussen donor en ontvanger</text:p>
      <text:p text:style-name="Normal">en dit toevoegen aan de dataset</text:p>
      <text:p text:style-name="Normal">Code voor HLA-matching berekening</text:p>
      <text:p text:style-name="Normal"/>
      <text:p text:style-name="Normal"/>
      <text:p text:style-name="Normal">Verkenning van associaties: Onderzoeken van associaties tussen HLA-matching en transplantatieresultaten, zoals overleving van het getransplanteerde orgaan en het risico op afstoting.</text:p>
      <text:p text:style-name="Normal">Stap 3: Verkenning van associaties</text:p>
      <text:p text:style-name="Normal">We zullen de associatie tussen HLA-matching en transplantatieresultaten onderzoeken</text:p>
      <text:p text:style-name="Normal">Hier voeren we bijvoorbeeld een chi-kwadraattoets of logistische regressie uit</text:p>
      <text:p text:style-name="Normal">Code voor het onderzoeken van associaties</text:p>
      <text:p text:style-name="Normal"/>
      <text:p text:style-name="Normal">Overlevingsanalyse: Uitvoeren van overlevingsanalyses om de impact van HLA-matching op de overleving van de ontvanger en het getransplanteerde orgaan te beoordelen.</text:p>
      <text:p text:style-name="Normal"/>
      <text:p text:style-name="Normal">Stap 4: Overlevingsanalyse</text:p>
      <text:p text:style-name="Normal">We zullen overlevingsanalyses uitvoeren om de impact van HLA-matching op de overleving van de ontvanger en het getransplanteerde orgaan te beoordelen</text:p>
      <text:p text:style-name="Normal">Visualisatie van resultaten: Visualiseren van de bevindingen om patronen en trends te identificeren en te communiceren.</text:p>
      <text:p text:style-name="Normal">Stap 5: Visualisatie van resultaten</text:p>
      <text:p text:style-name="Normal">We zullen de resultaten visualiseren om patronen en trends te identificeren en te communiceren</text:p>
      <text:p text:style-name="Normal"/>
      <text:p text:style-name="Normal">clean</text:p>
      <text:p text:style-name="Normal">#library(hlaR)</text:p>
      <text:p text:style-name="Normal">##clean &lt;- read.csv(system.file("extdata/example", "HLA_Clean_test.csv", #package = "hlaR"))</text:p>
      <text:p text:style-name="Normal">#clean1 &lt;- CleanAllele(clean$recipient_a1, clean$recipient_a2)</text:p>
      <text:p text:style-name="Normal">#clean2 &lt;- CleanAllele(clean$donor_a1, clean$donor_a2)</text:p>
      <text:p text:style-name="Normal"/>
      <text:p text:style-name="Normal">#- mis-match</text:p>
      <text:p text:style-name="Normal">#dat &lt;- read.csv(system.file("extdata/example", "HLA_Clean_test.csv", package = "hlaR"))</text:p>
      <text:p text:style-name="Normal">#mm1 &lt;- EvalAlleleMism(dat$donor_a1, dat$donor_a2, dat$recipient_a1, dat$recipient_a2)</text:p>
      <text:p text:style-name="Normal">mm1</text:p>
      <text:p text:style-name="Normal">#mm2 &lt;- EvalAlleleMism(dat$donor_b1, dat$donor_b2, dat$recipient_b1, dat$recipient_b2)</text:p>
      <text:p text:style-name="Normal">mm2</text:p>
      <text:p text:style-name="Normal"/>
      <text:p text:style-name="Normal">imputation</text:p>
      <text:p text:style-name="Normal">#dat &lt;- read.csv(system.file("extdata/example", "Haplotype_test.csv", package = "hlaR"))</text:p>
      <text:p text:style-name="Normal">#re &lt;- ImputeHaplo(dat_in = dat)</text:p>
      <text:p text:style-name="Normal"/>
      <text:p text:style-name="Normal">#eplet mis-match</text:p>
      <text:p text:style-name="Normal">#- MHC class I</text:p>
      <text:p text:style-name="Normal">#dat &lt;- read.csv(system.file("extdata/example", "MHC_I_test.csv", package = "hlaR"), sep = ",", header = TRUE)</text:p>
      <text:p text:style-name="Normal">#eplet_mm1_v2 &lt;- CalEpletMHCI(dat, ver = 2)</text:p>
      <text:soft-page-break/>
      <text:p text:style-name="Normal">#single_detail &lt;- eplet_mm1_v2$single_detail</text:p>
      <text:p text:style-name="Normal">#overall_count &lt;- eplet_mm1_v2$overall_count</text:p>
      <text:p text:style-name="Normal"/>
      <text:p text:style-name="Normal">#eplet_mm1_v3 &lt;- CalEpletMHCI(dat, ver = 3)</text:p>
      <text:p text:style-name="Normal">#single_detail &lt;- eplet_mm1_v3$single_detail</text:p>
      <text:p text:style-name="Normal">#overall_count &lt;- eplet_mm1_v3$overall_count</text:p>
      <text:p text:style-name="Normal"/>
      <text:p text:style-name="Normal"># - MHC class II</text:p>
      <text:p text:style-name="Normal">#dat &lt;- read.csv(system.file("extdata/example", "MHC_II_test.csv", package = "hlaR"), sep = ",", header = TRUE)</text:p>
      <text:p text:style-name="Normal">#eplet_mm2_v2 &lt;- CalEpletMHCII(dat, ver = 2)</text:p>
      <text:p text:style-name="Normal">#single_detail &lt;- eplet_mm2_v2$single_detail</text:p>
      <text:p text:style-name="Normal">#risk &lt;- eplet_mm2_v2$dqdr_risk</text:p>
      <text:p text:style-name="Normal">#overall_count &lt;- eplet_mm2_v2$overall_count</text:p>
      <text:p text:style-name="Normal">#eplet_mm2_v3 &lt;- CalEpletMHCII(dat, ver = 3)</text:p>
      <text:p text:style-name="Normal">#single_detail &lt;- eplet_mm2_v3$single_detail</text:p>
      <text:p text:style-name="Normal">#overall_count &lt;- eplet_mm2_v3$overall_count</text:p>
      <text:p text:style-name="Normal">#risk &lt;- eplet_mm2_v3$dqdr_risk<text:s/></text:p>
      <text:p text:style-name="Normal">#other functionalities</text:p>
      <text:p text:style-name="Normal">#- count of mis-match</text:p>
      <text:p text:style-name="Normal">#hla_mm_cnt &lt;- read.csv(system.file("extdata/example", "HLA_MisMatch_count_test.csv", package = "hlaR"))</text:p>
      <text:p text:style-name="Normal">#classI &lt;- CountAlleleMism(hla_mm_cnt, c("mism_a", "mism_b"))</text:p>
      <text:p text:style-name="Normal">#classII &lt;- CountAlleleMism(hla_mm_cnt, c("mism_drb1", "mism_dqa", "mism_dqb"))</text:p>
      <text:p text:style-name="Normal"/>
      <text:p text:style-name="Normal">#- topN most frequent recipient/donor alleles</text:p>
      <text:p text:style-name="Normal">#dat &lt;- read.csv(system.file("extdata/example", "HLA_MisMatch_test.csv", package = "hlaR"))</text:p>
      <text:p text:style-name="Normal">#don &lt;- c("donor.a1", "donor.a2")</text:p>
      <text:p text:style-name="Normal">#rcpt &lt;- c("recipient.a1", "recipient.a2")</text:p>
      <text:p text:style-name="Normal">#re &lt;- CalAlleleTopN(dat_in = dat, nms_don = don, nms_rcpt = rcpt, top_n = 2)</text:p>
      <text:p text:style-name="Normal">re</text:p>
      <text:p text:style-name="Normal"/>
      <text:soft-page-break/>
      <text:p text:style-name="Normal">#- frequency(freq count &gt; 1) of donor mis-match alleles to recipients</text:p>
      <text:p text:style-name="Normal">#dat &lt;- read.csv(system.file("extdata/example", "HLA_MisMatch_test.csv", package = "hlaR"))</text:p>
      <text:p text:style-name="Normal">#don &lt;- c("donor.a1", "donor.a2")</text:p>
      <text:p text:style-name="Normal">#rcpt &lt;- c("recipient.a1", "recipient.a2")</text:p>
      <text:p text:style-name="Normal">#re &lt;- CalAlleleMismFreq(dat_in = dat, nms_don = don, nms_rcpt = rcpt)</text:p>
      <text:p text:style-name="Normal">r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ana Mousa</meta:initial-creator>
    <dc:creator>Mariana Mousa</dc:creator>
    <meta:creation-date>2024-04-25T10:31:00Z</meta:creation-date>
    <dc:date>2024-04-25T10:34:00Z</dc:date>
    <meta:template xlink:href="Normal" xlink:type="simple"/>
    <meta:editing-cycles>1</meta:editing-cycles>
    <meta:editing-duration>PT180S</meta:editing-duration>
    <meta:document-statistic meta:page-count="4" meta:paragraph-count="8" meta:word-count="659" meta:character-count="4277" meta:row-count="30" meta:non-whitespace-character-count="3626"/>
  </office:meta>
</office:document-meta>
</file>